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Historic" svg:font-family="'Segoe UI Historic', 'Segoe UI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 est que tri-cité,</text:p>
      <text:p text:style-name="Standard">Et je ne suis qu'un Ohm.</text:p>
      <text:p text:style-name="Standard"/>
      <text:p text:style-name="Standard">Ré si se tends ce,</text:p>
      <text:p text:style-name="Standard">Qu'On dit si On El.</text:p>
      <text:p text:style-name="Standard"/>
      <text:p text:style-name="Standard"/>
      <text:p text:style-name="Standard">B c'est L R</text:p>
      <text:p text:style-name="Standard">(bacler)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Historic" svg:font-family="'Segoe UI Historic', 'Segoe UI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32S</meta:editing-duration>
    <meta:editing-cycles>8</meta:editing-cycles>
    <meta:generator>OpenOffice/4.1.11$Win32 OpenOffice.org_project/4111m1$Build-9808</meta:generator>
    <dc:date>2022-04-25T09:21:01.95</dc:date>
    <dc:creator>Laurent Franssen</dc:creator>
    <meta:document-statistic meta:table-count="0" meta:image-count="0" meta:object-count="0" meta:page-count="1" meta:paragraph-count="6" meta:word-count="25" meta:character-count="101"/>
    <meta:user-defined meta:name="Info 1"/>
    <meta:user-defined meta:name="Info 2"/>
    <meta:user-defined meta:name="Info 3"/>
    <meta:user-defined meta:name="Info 4"/>
  </office:meta>
</office:document-meta>
</file>